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C5000001407B42E1D276828271.jpg" manifest:media-type="image/jpeg"/>
  <manifest:file-entry manifest:full-path="Pictures/1000020100000308000000AA6FF10284DE1BCAE7.png" manifest:media-type="image/png"/>
  <manifest:file-entry manifest:full-path="Pictures/10000201000002F500000295DBF0172307CE0DC6.png" manifest:media-type="image/png"/>
  <manifest:file-entry manifest:full-path="Pictures/TablePreview3.svm" manifest:media-type=""/>
  <manifest:file-entry manifest:full-path="Pictures/10003C0000004B71000025FFA6AD1DFD0F7CFE77.svg" manifest:media-type="image/svg+xml"/>
  <manifest:file-entry manifest:full-path="Pictures/1000020100000393000001AA522F13C6E7551449.png" manifest:media-type="image/png"/>
  <manifest:file-entry manifest:full-path="Pictures/1001E34B000050E7000037CB5DD72A6A72A5D4A8.svg" manifest:media-type="image/svg+xml"/>
  <manifest:file-entry manifest:full-path="Pictures/10000201000001630000011EA9C281CE2ECF0B91.png" manifest:media-type="image/png"/>
  <manifest:file-entry manifest:full-path="Pictures/10000201000002DA000001700D342E06E8B32630.png" manifest:media-type="image/png"/>
  <manifest:file-entry manifest:full-path="Pictures/100091C40000503B00001194F5EF8B878E62906E.svg" manifest:media-type="image/svg+xml"/>
  <manifest:file-entry manifest:full-path="Pictures/100002010000039D0000021DE3A8C56FE8178D8E.png" manifest:media-type="image/png"/>
  <manifest:file-entry manifest:full-path="Pictures/100318F300005E8900002C12722F721C4DFB6787.svg" manifest:media-type="image/svg+xml"/>
  <manifest:file-entry manifest:full-path="Pictures/10000000000003FD0000024BDA955405BB83AB42.jpg" manifest:media-type="image/jpeg"/>
  <manifest:file-entry manifest:full-path="Pictures/10017849000074DB000044524839E6FC8EEE2C1B.svg" manifest:media-type="image/svg+xml"/>
  <manifest:file-entry manifest:full-path="Pictures/TablePreview2.svm" manifest:media-type=""/>
  <manifest:file-entry manifest:full-path="Pictures/1000C05D0000682F00005AEDD5840B50721521C2.svg" manifest:media-type="image/svg+xml"/>
  <manifest:file-entry manifest:full-path="Pictures/100054BA00005F3400002085D2469F3FF7E7E605.svg" manifest:media-type="image/svg+xml"/>
  <manifest:file-entry manifest:full-path="Pictures/10000201000003990000013BF6346AD0E1BB9C5B.png" manifest:media-type="image/png"/>
  <manifest:file-entry manifest:full-path="Pictures/1000FDCC00004F200000467B2B81EBB12EEFED68.svg" manifest:media-type="image/svg+xml"/>
  <manifest:file-entry manifest:full-path="Pictures/10000201000002ED0000029B0E270AD87647505B.png" manifest:media-type="image/png"/>
  <manifest:file-entry manifest:full-path="Pictures/10003812000024B900001D9466B83D26281AB053.svg" manifest:media-type="image/svg+xml"/>
  <manifest:file-entry manifest:full-path="Pictures/100002010000030F0000021CA0372A7D76F657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9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.39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8.100000381469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4"/>
    </style:style>
    <style:style style:name="T4" style:family="text">
      <style:text-properties style:font-name="Liberation Sans4" fo:font-size="18pt" fo:font-weight="bold" style:font-size-asian="24pt" style:font-size-complex="32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6pt" fo:font-weight="bold" style:font-size-asian="24pt" style:font-size-complex="32pt"/>
    </style:style>
    <style:style style:name="T11" style:family="text">
      <style:text-properties fo:color="#ffffff"/>
    </style:style>
    <style:style style:name="T1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ffff" fo:font-size="11pt" style:font-size-asian="11pt" style:font-size-complex="11pt"/>
    </style:style>
    <style:style style:name="T14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17" style:family="text">
      <style:text-properties style:text-position="super 58%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24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E3A8C56FE8178D8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3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1" draw:layer="layout" svg:width="26.271cm" svg:height="7.361cm" svg:x="0.7cm" svg:y="12.427cm">
          <draw:text-box>
            <text:p><text:span text:style-name="T1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=&gt; Résultat Insatisfaisants &lt;= AUDIT DE LA DGCOM</text:p>
            <text:p/>
            <text:p><text:span text:style-name="T1">FIN DES LICENCES ET </text:span><text:span text:style-name="T1">ARRÊT DU SUPPORT</text:span><text:span text:style-name="T2"> =&gt; </text:span><text:span text:style-name="T2">Lancement du projet en </text:span><text:span text:style-name="T2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3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Standards ALSA : </text:span></text:p>
              </text:list-item>
              <text:list-item>
                <text:p><text:span text:style-name="T4">Tomcat 8 / Spring / Elasticsearch / Plateforme d’Intégration continue </text:span></text:p>
              </text:list-item>
              <text:list-item>
                <text:p><text:span text:style-name="T3"/></text:p>
              </text:list-item>
              <text:list-item>
                <text:p><text:span text:style-name="T3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0D342E06E8B3263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3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1" draw:layer="layout" svg:width="25.8cm" svg:height="9.915cm" svg:x="0.9cm" svg:y="8.018cm">
          <draw:text-box>
            <text:p><text:span text:style-name="T5">EUROPARL contient </text:span><text:span text:style-name="T5">240 VLP (Version </text:span><text:span text:style-name="T5">Linguistique d’une </text:span><text:span text:style-name="T5">Planète)</text:span></text:p>
            <text:p><text:span text:style-name="T5"/></text:p>
            <text:p><text:span text:style-name="T6">Fonctions d’usages :</text:span><text:span text:style-name="T7"> </text:span></text:p>
            <text:p><text:span text:style-name="T8">- </text:span><text:span text:style-name="T9">Proposer à l’utilisateur une </text:span><text:span text:style-name="T9">recherche textuelle sur la VLP </text:span><text:span text:style-name="T9">courante qui fournisse des </text:span><text:span text:style-name="T9">résultats « pertinents » .</text:span></text:p>
            <text:p><text:span text:style-name="T9"/></text:p>
            <text:p><text:span text:style-name="T8">- Recherche par mots-clés et </text:span><text:span text:style-name="T8">catégories</text:span></text:p>
            <text:p><text:span text:style-name="T8">- Résultats triables et surlignés</text:span></text:p>
            <text:p><text:span text:style-name="T8">- Auto-complétion</text:span></text:p>
            <text:p/>
            <text:p><text:span text:style-name="T6">Fonctions contraintes : </text:span></text:p>
            <text:p><text:span text:style-name="T8">- Étendre une recherche à toutes </text:span><text:span text:style-name="T8">les VLP de la langue sélectionnée.</text:span></text:p>
            <text:p><text:span text:style-name="T8">- Configuration : fréquences </text:span><text:span text:style-name="T8">d’indexation, gestion des pages </text:span><text:span text:style-name="T8">obsolètes, structure des pages</text:span></text:p>
            <text:p><text:span text:style-name="T8">- Ajouter ou supprimer un VLP de </text:span><text:span text:style-name="T8">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4"><text:span text:style-name="T7">Analyse fonctionnel externe</text:span></text:p>
                  </text:list-header>
                </text:list>
              </table:table-cell>
              <table:table-cell table:style-name="ce2">
                <text:p text:style-name="P5"><text:span text:style-name="T7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1">POC du module d’indexation</text:span></text:p>
                  </text:list-header>
                </text:list>
              </table:table-cell>
              <table:table-cell table:style-name="ce4">
                <text:p text:style-name="P6"><text:span text:style-name="T11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6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6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1">Réalisation de l’indexeur</text:span></text:p>
                  </text:list-header>
                </text:list>
              </table:table-cell>
              <table:table-cell table:style-name="ce9">
                <text:p text:style-name="P6"><text:span text:style-name="T11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6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1">Intégration dans EUROPARL</text:span></text:p>
                  </text:list-header>
                </text:list>
              </table:table-cell>
              <table:table-cell table:style-name="ce9">
                <text:p text:style-name="P6"><text:span text:style-name="T11">3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6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1">Rédaction de la documentation et formation</text:span></text:p>
                  </text:list-header>
                </text:list>
              </table:table-cell>
              <table:table-cell table:style-name="ce9">
                <text:p text:style-name="P6"><text:span text:style-name="T11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6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3" draw:layer="layout" svg:width="20.395cm" svg:height="17.8cm" svg:x="4.40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DBF0172307CE0DC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3" draw:layer="layout" svg:width="16.4cm" svg:height="7.402cm" svg:x="10.9cm" svg:y="12cm" presentation:class="graphic" presentation:user-transformed="true">
          <draw:image xlink:href="Pictures/10000000000002C5000001407B42E1D276828271.jpg" xlink:type="simple" xlink:show="embed" xlink:actuate="onLoad">
            <text:p/>
          </draw:image>
        </draw:frame>
        <draw:frame draw:style-name="gr3" draw:text-style-name="P3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F6346AD0E1BB9C5B.png" xlink:type="simple" xlink:show="embed" xlink:actuate="onLoad"/>
        </draw:frame>
        <draw:frame draw:style-name="gr7" draw:text-style-name="P7" draw:layer="layout" svg:width="8.643cm" svg:height="0.962cm" svg:x="0.464cm" svg:y="3cm">
          <draw:text-box>
            <text:p><text:span text:style-name="T1">Interfaces et modularisation :</text:span></text:p>
          </draw:text-box>
        </draw:frame>
        <draw:frame draw:style-name="gr8" draw:text-style-name="P7" draw:layer="layout" svg:width="10.184cm" svg:height="0.962cm" svg:x="0.508cm" svg:y="11.838cm">
          <draw:text-box>
            <text:p><text:span text:style-name="T1">Division des tâches </text:span><text:span text:style-name="T1">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3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0E270AD87647505B.png" xlink:type="simple" xlink:show="embed" xlink:actuate="onLoad"/>
        </draw:frame>
        <draw:frame draw:style-name="gr9" draw:text-style-name="P9" draw:layer="layout" svg:width="7.618cm" svg:height="7.361cm" svg:x="1.655cm" svg:y="7.337cm">
          <draw:text-box>
            <text:p text:style-name="P8">Analyse textuelle</text:p>
            <text:p text:style-name="P8"/>
            <text:p text:style-name="P8">=</text:p>
            <text:p text:style-name="P8"/>
            <text:p text:style-name="P8">Découpe de la phrase</text:p>
            <text:p text:style-name="P8"/>
            <text:p text:style-name="P8">+</text:p>
            <text:p text:style-name="P8"/>
            <text:p text:style-name="P8">Une chaîne de traitement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2">Critère</text:span></text:p>
              </table:table-cell>
              <table:table-cell>
                <text:p text:style-name="P6"><text:span text:style-name="T12">AzurSearch</text:span></text:p>
              </table:table-cell>
              <table:table-cell>
                <text:p text:style-name="P6"><text:span text:style-name="T12">CloudSearch</text:span></text:p>
              </table:table-cell>
              <table:table-cell>
                <text:p text:style-name="P6"><text:span text:style-name="T12">Elasticsearch</text:span></text:p>
                <text:p text:style-name="P6"><text:span text:style-name="T12">Amazon</text:span></text:p>
              </table:table-cell>
              <table:table-cell>
                <text:p text:style-name="P6"><text:span text:style-name="T12">Elasticsearch</text:span></text:p>
                <text:p text:style-name="P6"><text:span text:style-name="T12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3">Répond aux besoins non négociables </text:span></text:p>
                <text:p><text:span text:style-name="T13">(Flexibilité nulle)</text:span></text:p>
              </table:table-cell>
              <table:table-cell>
                <text:p text:style-name="P6"><text:span text:style-name="T14">OUI</text:span></text:p>
              </table:table-cell>
              <table:table-cell>
                <text:p text:style-name="P6"><text:span text:style-name="T14">OUI</text:span></text:p>
              </table:table-cell>
              <table:table-cell>
                <text:p text:style-name="P6"><text:span text:style-name="T14">OUI</text:span></text:p>
              </table:table-cell>
              <table:table-cell>
                <text:p text:style-name="P6"><text:span text:style-name="T14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3">Pertinence des résultats</text:span></text:p>
                <text:p><text:span text:style-name="T13"/></text:p>
                <text:p><text:span text:style-name="T13"/></text:p>
              </table:table-cell>
              <table:table-cell>
                <text:p text:style-name="P6"><text:span text:style-name="T14">BONNE</text:span></text:p>
              </table:table-cell>
              <table:table-cell>
                <text:p text:style-name="P6"><text:span text:style-name="T15">MOYENNE</text:span></text:p>
              </table:table-cell>
              <table:table-cell>
                <text:p text:style-name="P6"><text:span text:style-name="T14">BONNE</text:span></text:p>
              </table:table-cell>
              <table:table-cell>
                <text:p text:style-name="P6"><text:span text:style-name="T14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3">Répond aux besoins négociables</text:span></text:p>
                <text:p><text:span text:style-name="T13">(Flexibilité non nulle)</text:span></text:p>
              </table:table-cell>
              <table:table-cell table:style-name="ce14">
                <text:p text:style-name="P6"><text:span text:style-name="T15">EN PARTIE</text:span></text:p>
              </table:table-cell>
              <table:table-cell table:style-name="ce14">
                <text:p text:style-name="P6"><text:span text:style-name="T15">EN PARTIE</text:span></text:p>
              </table:table-cell>
              <table:table-cell>
                <text:p text:style-name="P6"><text:span text:style-name="T14">OUI</text:span></text:p>
              </table:table-cell>
              <table:table-cell>
                <text:p text:style-name="P6"><text:span text:style-name="T14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3">Facilité d’implémentation</text:span></text:p>
                <text:p><text:span text:style-name="T13"/></text:p>
                <text:p><text:span text:style-name="T13"/></text:p>
              </table:table-cell>
              <table:table-cell>
                <text:p text:style-name="P6"><text:span text:style-name="T14">FACILE</text:span></text:p>
              </table:table-cell>
              <table:table-cell>
                <text:p text:style-name="P6"><text:span text:style-name="T14">FACILE</text:span></text:p>
              </table:table-cell>
              <table:table-cell>
                <text:p text:style-name="P6"><text:span text:style-name="T16">COMPLEXE</text:span></text:p>
              </table:table-cell>
              <table:table-cell>
                <text:p text:style-name="P6"><text:span text:style-name="T16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3">Facilité de déploiement</text:span></text:p>
                <text:p><text:span text:style-name="T13"/></text:p>
                <text:p><text:span text:style-name="T13"/></text:p>
              </table:table-cell>
              <table:table-cell>
                <text:p text:style-name="P6"><text:span text:style-name="T14">FACILE</text:span></text:p>
              </table:table-cell>
              <table:table-cell>
                <text:p text:style-name="P6"><text:span text:style-name="T14">FACILE</text:span></text:p>
              </table:table-cell>
              <table:table-cell>
                <text:p text:style-name="P6"><text:span text:style-name="T14">FACILE</text:span></text:p>
              </table:table-cell>
              <table:table-cell table:style-name="ce15">
                <text:p text:style-name="P6"><text:span text:style-name="T16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1" draw:layer="layout" svg:width="12.169cm" svg:height="0.986cm" svg:x="2.431cm" svg:y="14.614cm">
          <draw:text-box>
            <text:p>1<text:span text:style-name="T17">er</text:span> choix : Azure =&gt; Simplicité et efficacité</text:p>
          </draw:text-box>
        </draw:frame>
        <draw:frame draw:style-name="gr11" draw:text-style-name="P1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text-style-name="P11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0"><text:span text:style-name="T18">Permettre l’ajout « dynamique » d’une planète :</text:span></text:p>
              </text:list-item>
              <text:list-item>
                <text:p text:style-name="P10"><text:span text:style-name="T19">=&gt; Déclaration dans des fichiers de configuration</text:span></text:p>
              </text:list-item>
              <text:list-item>
                <text:p text:style-name="P10"><text:span text:style-name="T19">=&gt; Créer des composants spécifiques pour chaque VLP</text:span></text:p>
              </text:list-item>
              <text:list-item>
                <text:p text:style-name="P10"><text:span text:style-name="T19">=&gt; Stocker en mémoire les composants dans des registres dédiés</text:span></text:p>
              </text:list-item>
            </text:list>
          </draw:text-box>
        </draw:frame>
        <draw:frame draw:style-name="gr3" draw:text-style-name="P3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A0372A7D76F657A1.png" xlink:type="simple" xlink:show="embed" xlink:actuate="onLoad"/>
        </draw:frame>
        <draw:frame draw:style-name="gr12" draw:text-style-name="P1" draw:layer="layout" svg:width="4.939cm" svg:height="5.806cm" svg:x="1.461cm" svg:y="9.094cm">
          <draw:text-box>
            <text:p text:style-name="P12"><text:span text:style-name="T20">Configurations :</text:span></text:p>
            <text:p text:style-name="P12"><text:span text:style-name="T21">domains.xml</text:span></text:p>
            <text:p text:style-name="P12"><text:span text:style-name="T21">clients.xml</text:span></text:p>
            <text:p text:style-name="P12"><text:span text:style-name="T21">parsers.xml</text:span></text:p>
            <text:p text:style-name="P12"><text:span text:style-name="T21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16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3"><text:span text:style-name="T22">&lt;TRIGGERING&gt;</text:span></text:p>
                <text:list>
                  <text:list-item>
                    <text:p text:style-name="P14"><text:span text:style-name="T23">[.............]</text:span></text:p>
                  </text:list-item>
                  <text:list-item>
                    <text:p text:style-name="P14"><text:span text:style-name="T23">&lt;TRIGGER_GROUP id="</text:span><text:span text:style-name="T24">news</text:span><text:span text:style-name="T23">" </text:span><text:span text:style-name="T24">poolsize="1"</text:span><text:span text:style-name="T23">&gt;</text:span></text:p>
                    <text:list>
                      <text:list-item>
                        <text:p text:style-name="P15"><text:span text:style-name="T23">[.............]</text:span></text:p>
                      </text:list-item>
                      <text:list-item>
                        <text:p text:style-name="P15"><text:span text:style-name="T23">&lt;TRIGGER id= "</text:span><text:span text:style-name="T24">da</text:span><text:span text:style-name="T23">"&gt;0 0 8 * * ? *&lt;/TRIGGER&gt;</text:span></text:p>
                      </text:list-item>
                      <text:list-item>
                        <text:p text:style-name="P15"><text:span text:style-name="T23">&lt;TRIGGER id= "</text:span><text:span text:style-name="T24">de</text:span><text:span text:style-name="T23">"&gt;0 0 9 * * ? *&lt;/TRIGGER&gt;</text:span></text:p>
                      </text:list-item>
                      <text:list-item>
                        <text:p text:style-name="P15"><text:span text:style-name="T23">[.............]</text:span></text:p>
                      </text:list-item>
                    </text:list>
                  </text:list-item>
                  <text:list-item>
                    <text:p text:style-name="P14"><text:span text:style-name="T23">&lt;/TRIGGER_GROUP&gt;</text:span></text:p>
                  </text:list-item>
                  <text:list-item>
                    <text:p text:style-name="P14"><text:span text:style-name="T23">&lt;TRIGGER_GROUP id="</text:span><text:span text:style-name="T24">committees</text:span><text:span text:style-name="T23">" </text:span><text:span text:style-name="T24">poolsize="1"</text:span><text:span text:style-name="T23">&gt;</text:span></text:p>
                    <text:list>
                      <text:list-item>
                        <text:p text:style-name="P15"><text:span text:style-name="T23">&lt;TRIGGER id= "</text:span><text:span text:style-name="T24">bg</text:span><text:span text:style-name="T23">"&gt;0 0 0 * * ? *&lt;/TRIGGER&gt;</text:span></text:p>
                      </text:list-item>
                      <text:list-item>
                        <text:p text:style-name="P15"><text:span text:style-name="T23">&lt;TRIGGER id= "</text:span><text:span text:style-name="T24">cs</text:span><text:span text:style-name="T23">"&gt;0 0 1 * * ? *&lt;/TRIGGER&gt;</text:span></text:p>
                      </text:list-item>
                      <text:list-item>
                        <text:p text:style-name="P15"><text:span text:style-name="T23">[.............]</text:span></text:p>
                      </text:list-item>
                      <text:list-item>
                        <text:p text:style-name="P15"><text:span text:style-name="T23">&lt;TRIGGER id= "</text:span><text:span text:style-name="T24">sk</text:span><text:span text:style-name="T23">"&gt;0 0 21 * * ? *&lt;/TRIGGER&gt;</text:span></text:p>
                      </text:list-item>
                      <text:list-item>
                        <text:p text:style-name="P15"><text:span text:style-name="T23">&lt;TRIGGER id= "</text:span><text:span text:style-name="T24">sl</text:span><text:span text:style-name="T23">"&gt;0 0 22 * * ? *&lt;/TRIGGER&gt;</text:span></text:p>
                      </text:list-item>
                      <text:list-item>
                        <text:p text:style-name="P15"><text:span text:style-name="T23">&lt;TRIGGER id= "</text:span><text:span text:style-name="T24">sv</text:span><text:span text:style-name="T23">"&gt;0 0 23 * * ? *&lt;/TRIGGER&gt;</text:span></text:p>
                      </text:list-item>
                    </text:list>
                  </text:list-item>
                  <text:list-item>
                    <text:p text:style-name="P14"><text:span text:style-name="T23">&lt;/TRIGGER_GROUP&gt;</text:span></text:p>
                  </text:list-item>
                  <text:list-item>
                    <text:p text:style-name="P14"><text:span text:style-name="T23">[.............]</text:span></text:p>
                  </text:list-item>
                </text:list>
              </text:list-item>
              <text:list-item>
                <text:p text:style-name="P13"><text:span text:style-name="T22">&lt;/TRIGGERING&gt;</text:span></text:p>
              </text:list-item>
            </text:list>
          </draw:text-box>
        </draw:frame>
        <draw:frame draw:style-name="gr13" draw:text-style-name="P1" draw:layer="layout" svg:width="10.615cm" svg:height="5.939cm" svg:x="15.261cm" svg:y="2.338cm">
          <draw:text-box>
            <text:p><text:span text:style-name="T25">Utilisation d’expression CRON</text:span></text:p>
            <text:p><text:span text:style-name="T26"/></text:p>
            <text:p><text:span text:style-name="T26"/></text:p>
            <text:p><text:span text:style-name="T26">Misfire instruction : </text:span></text:p>
            <text:p><text:span text:style-name="T26"/></text:p>
            <text:p>=&gt; Problème avec la librairie Quartz</text:p>
            <text:p/>
            <text:p>=&gt; Ré-implémentation en FIFO</text:p>
          </draw:text-box>
        </draw:frame>
        <draw:frame draw:style-name="gr14" draw:text-style-name="P8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A9C281CE2ECF0B9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1)</text:p>
          </draw:text-box>
        </draw:frame>
        <draw:frame presentation:style-name="pr5" draw:text-style-name="P19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 text:style-name="P17"><text:span text:style-name="T22">&lt;HTML_MODEL id="</text:span><text:span text:style-name="T24">delegations</text:span><text:span text:style-name="T22">"&gt;</text:span></text:p>
                <text:list>
                  <text:list-item>
                    <text:p text:style-name="P17"><text:span text:style-name="T23">&lt;DOCUMENTDATE&gt;</text:span></text:p>
                    <text:list>
                      <text:list-item>
                        <text:p text:style-name="P17"><text:span text:style-name="T23">&lt;SELECTOR&gt;</text:span><text:span text:style-name="T24">meta[name=available]</text:span><text:span text:style-name="T23">&lt;/SELECTO</text:span><text:span text:style-name="T23">R&gt;</text:span></text:p>
                      </text:list-item>
                      <text:list-item>
                        <text:p text:style-name="P17"><text:span text:style-name="T23">&lt;ATTRIBUTE&gt;</text:span><text:span text:style-name="T24">content</text:span><text:span text:style-name="T23">&lt;/ATTRIBUTE&gt;</text:span></text:p>
                      </text:list-item>
                    </text:list>
                  </text:list-item>
                  <text:list-item>
                    <text:p text:style-name="P17"><text:span text:style-name="T23">&lt;/DOCUMENTDATE&gt;</text:span></text:p>
                  </text:list-item>
                  <text:list-item>
                    <text:p text:style-name="P18"><text:span text:style-name="T23">[.............]</text:span></text:p>
                  </text:list-item>
                  <text:list-item>
                    <text:p text:style-name="P17"><text:span text:style-name="T23">&lt;CONTENT&gt;</text:span></text:p>
                    <text:list>
                      <text:list-item>
                        <text:p text:style-name="P17"><text:span text:style-name="T23">&lt;ELEMENT&gt;</text:span></text:p>
                        <text:list>
                          <text:list-item>
                            <text:p text:style-name="P17"><text:span text:style-name="T23">&lt;SELECTOR&gt;</text:span><text:span text:style-name="T24">div#main_menu</text:span><text:span text:style-name="T23">&lt;/SELECTOR&gt;</text:span></text:p>
                          </text:list-item>
                        </text:list>
                      </text:list-item>
                      <text:list-item>
                        <text:p text:style-name="P17"><text:span text:style-name="T23">&lt;/ELEMENT&gt;</text:span></text:p>
                      </text:list-item>
                      <text:list-item>
                        <text:p text:style-name="P17"><text:span text:style-name="T23">&lt;ELEMENT&gt;</text:span></text:p>
                        <text:list>
                          <text:list-item>
                            <text:p text:style-name="P17"><text:span text:style-name="T23">&lt;SELECTOR&gt;</text:span><text:span text:style-name="T24">div#global_content</text:span><text:span text:style-name="T23">&lt;/SELECTO</text:span><text:span text:style-name="T23">R&gt;</text:span></text:p>
                          </text:list-item>
                        </text:list>
                      </text:list-item>
                      <text:list-item>
                        <text:p text:style-name="P17"><text:span text:style-name="T23">&lt;/ELEMENT&gt;</text:span></text:p>
                      </text:list-item>
                    </text:list>
                  </text:list-item>
                  <text:list-item>
                    <text:p text:style-name="P17"><text:span text:style-name="T23">&lt;/CONTENT&gt;</text:span></text:p>
                  </text:list-item>
                </text:list>
              </text:list-item>
              <text:list-item>
                <text:p text:style-name="P17"><text:span text:style-name="T22">&lt;/HTML_MODEL&gt;</text:span></text:p>
              </text:list-item>
            </text:list>
          </draw:text-box>
        </draw:frame>
        <draw:frame draw:style-name="gr15" draw:text-style-name="P1" draw:layer="layout" svg:width="8.672cm" svg:height="6.539cm" svg:x="17.528cm" svg:y="3.483cm">
          <draw:text-box>
            <text:p text:style-name="P20"><text:span text:style-name="T25">Localisation des données à </text:span><text:span text:style-name="T25">extraire grâce aux sélecteurs </text:span><text:span text:style-name="T25">CSS.</text:span></text:p>
            <text:p text:style-name="P20"><text:span text:style-name="T26"/></text:p>
            <text:p text:style-name="P20"><text:span text:style-name="T26"/></text:p>
            <text:p text:style-name="P21"><text:span text:style-name="T25">La librairie java « JSOUP » </text:span><text:span text:style-name="T25">extrait le contenu textuel des </text:span><text:span text:style-name="T25">balis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2)</text:p>
          </draw:text-box>
        </draw:frame>
        <draw:frame presentation:style-name="pr3" draw:text-style-name="P17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17"><text:span text:style-name="T22">&lt;HTML_MODEL id="</text:span><text:span text:style-name="T24">delegations</text:span><text:span text:style-name="T22">"&gt;</text:span></text:p>
                <text:list>
                  <text:list-item>
                    <text:p text:style-name="P17"><text:span text:style-name="T23">&lt;DOCUMENTDATE&gt;</text:span></text:p>
                    <text:list>
                      <text:list-item>
                        <text:p text:style-name="P17"><text:span text:style-name="T23">&lt;SELECTOR&gt;</text:span><text:span text:style-name="T24">meta[name=available</text:span><text:span text:style-name="T23">]&lt;/SELECTOR&gt;</text:span></text:p>
                      </text:list-item>
                      <text:list-item>
                        <text:p text:style-name="P17"><text:span text:style-name="T23">&lt;ATTRIBUTE&gt;</text:span><text:span text:style-name="T24">content</text:span><text:span text:style-name="T23">&lt;/ATTRIBUTE&gt;</text:span></text:p>
                      </text:list-item>
                    </text:list>
                  </text:list-item>
                  <text:list-item>
                    <text:p text:style-name="P17"><text:span text:style-name="T23">&lt;/DOCUMENTDATE&gt;</text:span></text:p>
                  </text:list-item>
                  <text:list-item>
                    <text:p text:style-name="P18"><text:span text:style-name="T23">[.............]</text:span></text:p>
                  </text:list-item>
                  <text:list-item>
                    <text:p text:style-name="P17"><text:span text:style-name="T23">&lt;CONTENT&gt;</text:span></text:p>
                    <text:list>
                      <text:list-item>
                        <text:p text:style-name="P17"><text:span text:style-name="T23">&lt;ELEMENT&gt;</text:span></text:p>
                        <text:list>
                          <text:list-item>
                            <text:p text:style-name="P17"><text:span text:style-name="T23">&lt;SELECTOR&gt;</text:span><text:span text:style-name="T24">div#main_menu</text:span><text:span text:style-name="T23">&lt;/SELECTOR&gt;</text:span></text:p>
                          </text:list-item>
                        </text:list>
                      </text:list-item>
                      <text:list-item>
                        <text:p text:style-name="P17"><text:span text:style-name="T23">&lt;/ELEMENT&gt;</text:span></text:p>
                      </text:list-item>
                      <text:list-item>
                        <text:p text:style-name="P17"><text:span text:style-name="T23">&lt;ELEMENT&gt;</text:span></text:p>
                        <text:list>
                          <text:list-item>
                            <text:p text:style-name="P17"><text:span text:style-name="T23">&lt;SELECTOR&gt;</text:span><text:span text:style-name="T24">div#global_content</text:span><text:span text:style-name="T23">&lt;/SELECTOR&gt;</text:span></text:p>
                          </text:list-item>
                        </text:list>
                      </text:list-item>
                      <text:list-item>
                        <text:p text:style-name="P17"><text:span text:style-name="T23">&lt;/ELEMENT&gt;</text:span></text:p>
                      </text:list-item>
                    </text:list>
                  </text:list-item>
                  <text:list-item>
                    <text:p text:style-name="P17"><text:span text:style-name="T23">&lt;/CONTENT&gt;</text:span></text:p>
                  </text:list-item>
                </text:list>
              </text:list-item>
              <text:list-item>
                <text:p text:style-name="P17"><text:span text:style-name="T22">&lt;/HTML_MODEL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13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09T15:29:47.210676946</dc:date>
    <meta:editing-duration>PT12H5M59S</meta:editing-duration>
    <meta:editing-cycles>132</meta:editing-cycles>
    <meta:generator>LibreOffice/5.1.6.2$Linux_X86_64 LibreOffice_project/10m0$Build-2</meta:generator>
    <meta:document-statistic meta:object-count="140"/>
  </office:meta>
</office:document-meta>
</file>